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7302"/>
    </style:style>
    <style:style style:name="P2" style:family="paragraph" style:parent-style-name="Standard">
      <style:text-properties officeooo:paragraph-rsid="0007e400"/>
    </style:style>
    <style:style style:name="P3" style:family="paragraph" style:parent-style-name="Standard">
      <style:text-properties officeooo:paragraph-rsid="00092d40"/>
    </style:style>
    <style:style style:name="P4" style:family="paragraph" style:parent-style-name="Standard">
      <style:text-properties officeooo:rsid="00092d40" officeooo:paragraph-rsid="00092d40"/>
    </style:style>
    <style:style style:name="P5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6" style:family="paragraph" style:parent-style-name="Standard">
      <style:text-properties fo:color="#d4d4d4" loext:opacity="100%" style:font-name="Consolas" fo:font-size="10.5pt" fo:font-weight="normal" officeooo:paragraph-rsid="0007e400" fo:background-color="#1e1e1e"/>
    </style:style>
    <style:style style:name="P7" style:family="paragraph" style:parent-style-name="Standard">
      <style:text-properties fo:color="#d4d4d4" loext:opacity="100%" style:font-name="Consolas" fo:font-size="10.5pt" fo:font-weight="normal" officeooo:rsid="001cd0ba" officeooo:paragraph-rsid="001cd0ba" fo:background-color="#1e1e1e"/>
    </style:style>
    <style:style style:name="P8" style:family="paragraph" style:parent-style-name="Standard">
      <style:text-properties fo:color="#d4d4d4" loext:opacity="100%" style:font-name="Consolas" fo:font-size="10.5pt" fo:font-weight="normal" officeooo:rsid="000da2ea" officeooo:paragraph-rsid="001cd0ba" fo:background-color="#1e1e1e"/>
    </style:style>
    <style:style style:name="P9" style:family="paragraph" style:parent-style-name="Standard">
      <style:text-properties fo:color="#d4d4d4" loext:opacity="100%" style:font-name="Consolas" fo:font-size="10.5pt" fo:font-weight="normal" officeooo:rsid="00202c1e" officeooo:paragraph-rsid="00202c1e" fo:background-color="#1e1e1e"/>
    </style:style>
    <style:style style:name="P10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11" style:family="paragraph" style:parent-style-name="Standard">
      <style:text-properties officeooo:paragraph-rsid="000d72f8"/>
    </style:style>
    <style:style style:name="P12" style:family="paragraph" style:parent-style-name="Standard">
      <style:text-properties officeooo:rsid="000da2ea" officeooo:paragraph-rsid="000da2ea"/>
    </style:style>
    <style:style style:name="P13" style:family="paragraph" style:parent-style-name="Standard">
      <style:text-properties officeooo:rsid="000da2ea" officeooo:paragraph-rsid="00157267"/>
    </style:style>
    <style:style style:name="P14" style:family="paragraph" style:parent-style-name="Standard">
      <style:text-properties officeooo:rsid="000da2ea" officeooo:paragraph-rsid="001cd0ba"/>
    </style:style>
    <style:style style:name="P15" style:family="paragraph" style:parent-style-name="Standard">
      <style:text-properties officeooo:rsid="000da2ea" officeooo:paragraph-rsid="001f6317"/>
    </style:style>
    <style:style style:name="P16" style:family="paragraph" style:parent-style-name="Standard">
      <style:text-properties officeooo:paragraph-rsid="000da2ea"/>
    </style:style>
    <style:style style:name="P17" style:family="paragraph" style:parent-style-name="Standard">
      <style:text-properties officeooo:rsid="000f909b" officeooo:paragraph-rsid="000f909b"/>
    </style:style>
    <style:style style:name="P18" style:family="paragraph" style:parent-style-name="Standard">
      <style:text-properties officeooo:rsid="0012058d" officeooo:paragraph-rsid="0012058d"/>
    </style:style>
    <style:style style:name="P19" style:family="paragraph" style:parent-style-name="Standard">
      <style:text-properties officeooo:rsid="001cd0ba" officeooo:paragraph-rsid="001cd0ba"/>
    </style:style>
    <style:style style:name="P20" style:family="paragraph" style:parent-style-name="Standard">
      <style:text-properties officeooo:rsid="001ecf05" officeooo:paragraph-rsid="001ecf05"/>
    </style:style>
    <style:style style:name="P21" style:family="paragraph" style:parent-style-name="Standard">
      <style:text-properties officeooo:rsid="00202c1e" officeooo:paragraph-rsid="00202c1e"/>
    </style:style>
    <style:style style:name="P22" style:family="paragraph" style:parent-style-name="Standard">
      <style:paragraph-properties fo:break-before="page"/>
      <style:text-properties officeooo:paragraph-rsid="000da2ea"/>
    </style:style>
    <style:style style:name="T1" style:family="text">
      <style:text-properties officeooo:rsid="0007e400"/>
    </style:style>
    <style:style style:name="T2" style:family="text">
      <style:text-properties fo:color="#d4d4d4" loext:opacity="100%" style:font-name="Consolas" fo:font-size="10.5pt" fo:font-weight="normal" fo:background-color="#1e1e1e" loext:char-shading-value="0"/>
    </style:style>
    <style:style style:name="T3" style:family="text">
      <style:text-properties fo:color="#d4d4d4" loext:opacity="100%" style:font-name="Consolas" fo:font-size="10.5pt" fo:font-weight="normal" officeooo:rsid="000d72f8" fo:background-color="#1e1e1e" loext:char-shading-value="0"/>
    </style:style>
    <style:style style:name="T4" style:family="text">
      <style:text-properties fo:color="#b5cea8" loext:opacity="100%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Consolas" fo:font-size="10.5pt" fo:font-weight="normal"/>
    </style:style>
    <style:style style:name="T8" style:family="text">
      <style:text-properties fo:color="#ce9178" loext:opacity="100%" style:font-name="Consolas" fo:font-size="10.5pt" fo:font-weight="normal" fo:background-color="#1e1e1e" loext:char-shading-value="0"/>
    </style:style>
    <style:style style:name="T9" style:family="text">
      <style:text-properties fo:color="#ce9178" loext:opacity="100%" style:font-name="Consolas" fo:font-size="10.5pt" fo:font-weight="normal" officeooo:rsid="001cd0ba" fo:background-color="#1e1e1e" loext:char-shading-value="0"/>
    </style:style>
    <style:style style:name="T10" style:family="text">
      <style:text-properties fo:color="#ce9178" loext:opacity="100%" officeooo:rsid="001cd0ba"/>
    </style:style>
    <style:style style:name="T11" style:family="text">
      <style:text-properties officeooo:rsid="000f655b"/>
    </style:style>
    <style:style style:name="T12" style:family="text">
      <style:text-properties officeooo:rsid="000f909b"/>
    </style:style>
    <style:style style:name="T13" style:family="text">
      <style:text-properties fo:language="en" fo:country="US"/>
    </style:style>
    <style:style style:name="T14" style:family="text">
      <style:text-properties officeooo:rsid="00141e0e"/>
    </style:style>
    <style:style style:name="T15" style:family="text">
      <style:text-properties officeooo:rsid="00157267"/>
    </style:style>
    <style:style style:name="T16" style:family="text">
      <style:text-properties officeooo:rsid="001733aa"/>
    </style:style>
    <style:style style:name="T17" style:family="text">
      <style:text-properties fo:color="#c586c0" loext:opacity="100%"/>
    </style:style>
    <style:style style:name="T18" style:family="text">
      <style:text-properties fo:color="#c586c0" loext:opacity="100%" style:font-name="Consolas" fo:font-size="10.5pt" fo:font-weight="normal"/>
    </style:style>
    <style:style style:name="T19" style:family="text">
      <style:text-properties fo:color="#dcdcaa" loext:opacity="100%"/>
    </style:style>
    <style:style style:name="T20" style:family="text">
      <style:text-properties fo:color="#dcdcaa" loext:opacity="100%" style:font-name="Consolas" fo:font-size="10.5pt" fo:font-weight="normal"/>
    </style:style>
    <style:style style:name="T21" style:family="text">
      <style:text-properties style:font-name="Consolas" fo:font-size="10.5pt" fo:font-weight="normal"/>
    </style:style>
    <style:style style:name="T22" style:family="text">
      <style:text-properties fo:color="#569cd6" loext:opacity="100%"/>
    </style:style>
    <style:style style:name="T23" style:family="text">
      <style:text-properties fo:color="#569cd6" loext:opacity="100%" style:font-name="Consolas" fo:font-size="10.5pt" fo:font-weight="normal"/>
    </style:style>
    <style:style style:name="T24" style:family="text">
      <style:text-properties officeooo:rsid="001cd0ba"/>
    </style:style>
    <style:style style:name="T25" style:family="text">
      <style:text-properties officeooo:rsid="001f6317"/>
    </style:style>
    <style:style style:name="T26" style:family="text">
      <style:text-properties officeooo:rsid="0020939e"/>
    </style:style>
    <style:style style:name="T27" style:family="text">
      <style:text-properties officeooo:rsid="002109f7"/>
    </style:style>
    <style:style style:name="T28" style:family="text">
      <style:text-properties fo:color="#9cdcfe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) LE FORMAT EXIF :</text:p>
      <text:p text:style-name="Standard"><text:s/>A<text:span text:style-name="T1">)</text:span>partir d’une recherche internet, préciser en quoi consiste le format EXIF, et quel est son rôle. </text:p>
      <text:p text:style-name="Standard">L’<text:span text:style-name="T13">Exchangeable image file format</text:span> ou EXIF est une spécification de format de fichier</text:p>
      <text:p text:style-name="Standard"><text:a xlink:type="simple" xlink:href="https://fr.wikipedia.org/wiki/Exchangeable_image_file_format" text:style-name="Internet_20_link" text:visited-style-name="Visited_20_Internet_20_Link">https://fr.wikipedia.org/wiki/Exchangeable_image_file_format</text:a></text:p>
      <text:p text:style-name="P1"/>
      <text:p text:style-name="P1"/>
      <text:p text:style-name="P2">II) ETUDE DE L'EXIF D'UNE PHOTO :</text:p>
      <text:p text:style-name="P2"/>
      <text:p text:style-name="P3">1°) L'objet EXIF :</text:p>
      <text:p text:style-name="P3">a) Préciser le numéro n de la photo. Pour afficher les clés présentes dans l'EXIF de votre image, on ajoute : print(dir(exif_obj)) Quel est le type correspondant à cet affichage ? </text:p>
      <text:p text:style-name="P3"/>
      <text:p text:style-name="P4">Image jpg</text:p>
      <text:p text:style-name="P4">dir : ['&lt;unknown EXIF tag 50341&gt;', '_exif_ifd_pointer', '_interoperability_ifd_Pointer', '_segments', 'color_space', 'components_configuration', 'compressed_bits_per_pixel', 'compression', 'contrast', 'custom_rendered', 'datetime', 'datetime_digitized', 'datetime_original', 'delete', 'delete_all', 'exif_version', 'exposure_bias_value', 'exposure_mode', 'exposure_program', 'exposure_time', 'f_number', 'file_source', 'flash', 'flashpix_version', 'focal_length', 'get', 'get_all', 'get_file', 'get_thumbnail', 'has_exif', 'image_description', 'jpeg_interchange_format', 'jpeg_interchange_format_length', 'light_source', 'list_all', 'make', 'maker_note', 'max_aperture_value', 'metering_mode', 'model', 'orientation', 'photographic_sensitivity', 'pixel_x_dimension', 'pixel_y_dimension', 'resolution_unit', 'saturation', 'scene_capture_type', 'scene_type', 'sharpness', 'white_balance', 'x_resolution', 'y_and_c_positioning', 'y_resolution']</text:p>
      <text:p text:style-name="P4"/>
      <text:p text:style-name="P18"><text:span text:style-name="T14">l’affichage renvoie une list</text:span> <text:span text:style-name="T14">de </text:span>tout les attribut de l’obj exif</text:p>
      <text:p text:style-name="P2"/>
      <text:p text:style-name="P2">b) Afficher la valeur de la clé 'datetime' en considérant exif_obj est un dictionnaire. Donner la commande à ajouter. A quoi correspond pour l’image, la clé 'datetime' ? </text:p>
      <text:p text:style-name="P2"/>
      <text:p text:style-name="P2">2007:08:10 19:07:05</text:p>
      <text:p text:style-name="P17">la date de l’accès/modification le plus récent</text:p>
      <text:p text:style-name="P2"/>
      <text:p text:style-name="P2">c) Modifier la clé 'datetime' en précisant l’année 2019 (toujours en considérant que exif_obj est un dictionnaire). Donner la commande à effectuer.</text:p>
      <text:p text:style-name="P11"><text:span text:style-name="T2">exif_obj[</text:span><text:span text:style-name="T8">'datetime'</text:span><text:span text:style-name="T2">] </text:span><text:span text:style-name="T3">= « 2019:08:10 19:07:05 »</text:span></text:p>
      <text:p text:style-name="P11"><text:span text:style-name="T3"/></text:p>
      <text:p text:style-name="P20"><text:span text:style-name="T3">additionnellement</text:span><text:span text:style-name="T2"> ces variable de temps peuvent être changer</text:span></text:p>
      <text:p text:style-name="P11"><text:span text:style-name="T3">datetime_digitized</text:span></text:p>
      <text:p text:style-name="P11"><text:span text:style-name="T3">datetime_original</text:span></text:p>
      <text:p text:style-name="P11"><text:span text:style-name="T3"/></text:p>
      <text:p text:style-name="P7">ecriture(chemin,<text:span text:style-name="T6">"photo-0.jpg"</text:span>,exif_obj)</text:p>
      <text:p text:style-name="P19"><text:span text:style-name="T2"/></text:p>
      <text:p text:style-name="P2"/>
      <text:p text:style-name="P2">Indiquer la marque et le modèle de l'appareil qui a réalisé cette photo. Modifier le modèle par "MonSmartPhone" et enregistrer cette modification dans l'image. </text:p>
      <text:p text:style-name="P2"/>
      <text:p text:style-name="P8"><text:span text:style-name="T24">exif_obj[</text:span><text:span text:style-name="T10">'model'</text:span><text:span text:style-name="T24">] = </text:span><text:span text:style-name="T10">"MonSmartPhone"</text:span></text:p>
      <text:p text:style-name="P14"><text:span text:style-name="T9"/></text:p>
      <text:p text:style-name="P8">ecriture(chemin,<text:span text:style-name="T6">"photo-0.jpg"</text:span>,exif_obj)</text:p>
      <text:p text:style-name="P14"/>
      <text:p text:style-name="P2"/>
      <text:p text:style-name="P2"/>
      <text:p text:style-name="P2"/>
      <text:p text:style-name="P2"><text:soft-page-break/></text:p>
      <text:p text:style-name="P2">2°) L'objet EXIF dans un dictionnaire Python : Pour copier l'objet EXIF dans un dictionnaire Python, la commande est : exif_dic=exif_dictionnaire(exif_obj) On peut utiliser les méthodes associées aux dictionnaires Python : dictionnaire.keys, dictionnaire.values() et dictionnaire.exif_dic.items()</text:p>
      <text:p text:style-name="P2"/>
      <text:p text:style-name="P2">a) Donner la commande pour afficher l'ensemble du dictionnaire.</text:p>
      <text:p text:style-name="P13"/>
      <text:p text:style-name="P5"><text:span text:style-name="T19">print</text:span>(exif_dictionnaire(exif_obj))</text:p>
      <text:p text:style-name="P13"/>
      <text:p text:style-name="P2"/>
      <text:p text:style-name="P2">b) Donner la commande pour afficher les clés du dictionnaire.</text:p>
      <text:p text:style-name="P12">print<text:span text:style-name="T12">(</text:span><text:span text:style-name="T26">dir(</text:span>exif_dic)<text:span text:style-name="T12">)</text:span></text:p>
      <text:p text:style-name="P12"/>
      <text:p text:style-name="P5"><text:span text:style-name="T19">print</text:span>(exif_dictionnaire(exif_obj).<text:span text:style-name="T27">keys</text:span>())</text:p>
      <text:p text:style-name="P12"/>
      <text:p text:style-name="P2"/>
      <text:p text:style-name="P2">c) Donner la commande pour afficher les valeurs du dictionnaire.</text:p>
      <text:p text:style-name="P12"/>
      <text:p text:style-name="P5"><text:span text:style-name="T19">print</text:span>(exif_dictionnaire(exif_obj).values())</text:p>
      <text:p text:style-name="P12"/>
      <text:p text:style-name="P2"/>
      <text:p text:style-name="P2">d) Donner la commande pour afficher les items du dictionnaire.</text:p>
      <text:p text:style-name="P12"/>
      <text:p text:style-name="P5"><text:span text:style-name="T19">print</text:span>(exif_dictionnaire(exif_obj).<text:span text:style-name="T27">items()</text:span>)</text:p>
      <text:p text:style-name="P12"/>
      <text:p text:style-name="P2"/>
      <text:p text:style-name="P16"><text:s/>e) Donner la commande pour afficher la valeur des clés "datetime", "model" et "make". </text:p>
      <text:p text:style-name="P16"/>
      <text:p text:style-name="P15">print<text:span text:style-name="T11">(</text:span>exif_<text:span text:style-name="T25">obj</text:span><text:span text:style-name="T11">["datetime"],</text:span>exif_<text:span text:style-name="T25">obj</text:span><text:span text:style-name="T11">["model"],</text:span>exif_<text:span text:style-name="T25">obj</text:span><text:span text:style-name="T11">["make"])</text:span></text:p>
      <text:p text:style-name="P16"/>
      <text:p text:style-name="P16"/>
      <text:p text:style-name="P22">III) AVEC PLUSIEURS PHOTOS :</text:p>
      <text:p text:style-name="P2"/>
      <text:p text:style-name="P6">exif_obj  = []</text:p>
      <text:p text:style-name="P5"><text:span text:style-name="T17">for</text:span> x <text:span text:style-name="T17">in</text:span> <text:span text:style-name="T19">range</text:span>(nombre_de_fichiers(chemin)-<text:span text:style-name="T4">1</text:span>):</text:p>
      <text:p text:style-name="P10">    <text:span text:style-name="T21">exif_obj.append(</text:span><text:span text:style-name="T5">0</text:span><text:span text:style-name="T21">)</text:span></text:p>
      <text:p text:style-name="P10">    <text:span text:style-name="T21">exif_obj[x]=exif_load(</text:span><text:span text:style-name="T7">'photos/'</text:span><text:span text:style-name="T21">,</text:span><text:span text:style-name="T23">f</text:span><text:span text:style-name="T7">'photo-</text:span><text:span text:style-name="T23">{</text:span><text:span text:style-name="T21">x</text:span><text:span text:style-name="T23">}</text:span><text:span text:style-name="T7">.jpg'</text:span><text:span text:style-name="T21">) </text:span></text:p>
      <text:p text:style-name="P2"/>
      <text:p text:style-name="P2"/>
      <text:p text:style-name="P2">1°) Trier ses photos par marque : Ecrire une fonction qui permet d'afficher la liste des photos d'une même marque. Note : dans cette fonction, il faudra intégrer la fonction : nombre_de_fichiers('photos/')</text:p>
      <text:p text:style-name="P2"/>
      <text:p text:style-name="P9"><text:span text:style-name="T22">def</text:span> <text:span text:style-name="T19">custome_madel_list</text:span>():</text:p>
      <text:p text:style-name="P10">    <text:span text:style-name="T21">exif_obj  = []</text:span></text:p>
      <text:p text:style-name="P10">    <text:span text:style-name="T18">for</text:span><text:span text:style-name="T21"> x </text:span><text:span text:style-name="T18">in</text:span><text:span text:style-name="T21"> </text:span><text:span text:style-name="T20">range</text:span><text:span text:style-name="T21">(nombre_de_fichiers(chemin)-</text:span><text:span text:style-name="T5">1</text:span><text:span text:style-name="T21">):</text:span></text:p>
      <text:p text:style-name="P10">        <text:span text:style-name="T21">exif_obj.append(</text:span><text:span text:style-name="T5">0</text:span><text:span text:style-name="T21">)</text:span></text:p>
      <text:p text:style-name="P10">        <text:span text:style-name="T21">exif_obj[x]=exif_load(</text:span><text:span text:style-name="T7">'photos/'</text:span><text:span text:style-name="T21">,</text:span><text:span text:style-name="T23">f</text:span><text:span text:style-name="T7">'photo-</text:span><text:span text:style-name="T23">{</text:span><text:span text:style-name="T21">x</text:span><text:span text:style-name="T23">}</text:span><text:span text:style-name="T7">.jpg'</text:span><text:span text:style-name="T21">)</text:span></text:p>
      <text:p text:style-name="P10">    <text:span text:style-name="T18">for</text:span><text:span text:style-name="T21"> i </text:span><text:span text:style-name="T18">in</text:span><text:span text:style-name="T21"> </text:span><text:span text:style-name="T20">range</text:span><text:span text:style-name="T21">(</text:span><text:span text:style-name="T20">len</text:span><text:span text:style-name="T21">(exif_obj)):</text:span></text:p>
      <text:p text:style-name="P10">        <text:span text:style-name="T21">exif_obj[i] = exif_dictionnaire(exif_obj[i])</text:span></text:p>
      <text:p text:style-name="P10">    <text:span text:style-name="T20">print</text:span><text:span text:style-name="T21">(exif_obj[</text:span><text:span text:style-name="T5">0</text:span><text:span text:style-name="T21">].values()) </text:span></text:p>
      <text:p text:style-name="P10">    <text:span text:style-name="T18">return</text:span><text:span text:style-name="T21"> [x[</text:span><text:span text:style-name="T7">'make'</text:span><text:span text:style-name="T21">] </text:span><text:span text:style-name="T18">for</text:span><text:span text:style-name="T21"> x </text:span><text:span text:style-name="T18">in</text:span><text:span text:style-name="T21"> </text:span><text:span text:style-name="T20">sorted</text:span><text:span text:style-name="T21">(exif_obj,</text:span><text:span text:style-name="T28">key</text:span><text:span text:style-name="T21">=</text:span><text:span text:style-name="T23">lambda</text:span><text:span text:style-name="T21"> </text:span><text:span text:style-name="T28">x</text:span><text:span text:style-name="T21">: x[</text:span><text:span text:style-name="T7">'make'</text:span><text:span text:style-name="T21">])]</text:span></text:p>
      <text:p text:style-name="P21"/>
      <text:p text:style-name="P2"/>
      <text:p text:style-name="P2">2°) Trier ses photos par date : Ecrire une fonction qui permet d'afficher la liste des noms des photos, triées par date, dans l'ordre croissant. </text:p>
      <text:p text:style-name="P2"/>
      <text:p text:style-name="P6"><text:span text:style-name="T22">def</text:span> <text:span text:style-name="T19">custome_madel_list</text:span>():</text:p>
      <text:p text:style-name="P10">    <text:span text:style-name="T21">exif_obj  = []</text:span></text:p>
      <text:p text:style-name="P10">    <text:span text:style-name="T18">for</text:span><text:span text:style-name="T21"> x </text:span><text:span text:style-name="T18">in</text:span><text:span text:style-name="T21"> </text:span><text:span text:style-name="T20">range</text:span><text:span text:style-name="T21">(nombre_de_fichiers(chemin)-</text:span><text:span text:style-name="T5">1</text:span><text:span text:style-name="T21">):</text:span></text:p>
      <text:p text:style-name="P10">        <text:span text:style-name="T21">exif_obj.append(</text:span><text:span text:style-name="T5">0</text:span><text:span text:style-name="T21">)</text:span></text:p>
      <text:p text:style-name="P10">        <text:span text:style-name="T21">exif_obj[x]=exif_load(</text:span><text:span text:style-name="T7">'photos/'</text:span><text:span text:style-name="T21">,</text:span><text:span text:style-name="T23">f</text:span><text:span text:style-name="T7">'photo-</text:span><text:span text:style-name="T23">{</text:span><text:span text:style-name="T21">x</text:span><text:span text:style-name="T23">}</text:span><text:span text:style-name="T7">.jpg'</text:span><text:span text:style-name="T21">)</text:span></text:p>
      <text:p text:style-name="P10">    <text:span text:style-name="T18">for</text:span><text:span text:style-name="T21"> i </text:span><text:span text:style-name="T18">in</text:span><text:span text:style-name="T21"> </text:span><text:span text:style-name="T20">range</text:span><text:span text:style-name="T21">(</text:span><text:span text:style-name="T20">len</text:span><text:span text:style-name="T21">(exif_obj)):</text:span></text:p>
      <text:p text:style-name="P10">        <text:span text:style-name="T21">exif_obj[i] = exif_dictionnaire(exif_obj[i])</text:span></text:p>
      <text:p text:style-name="P10">    <text:span text:style-name="T20">print</text:span><text:span text:style-name="T21">(exif_obj[</text:span><text:span text:style-name="T5">0</text:span><text:span text:style-name="T21">].values()) </text:span></text:p>
      <text:p text:style-name="P10">    <text:span text:style-name="T18">return</text:span><text:span text:style-name="T21"> [x[</text:span><text:span text:style-name="T7">'datetime'</text:span><text:span text:style-name="T21">] </text:span><text:span text:style-name="T18">for</text:span><text:span text:style-name="T21"> x </text:span><text:span text:style-name="T18">in</text:span><text:span text:style-name="T21"> </text:span><text:span text:style-name="T20">sorted</text:span><text:span text:style-name="T21">(exif_obj,</text:span><text:span text:style-name="T28">key</text:span><text:span text:style-name="T21">=</text:span><text:span text:style-name="T23">lambda</text:span><text:span text:style-name="T21"> </text:span><text:span text:style-name="T28">x</text:span><text:span text:style-name="T21">: x[</text:span><text:span text:style-name="T7">'datetime'</text:span><text:span text:style-name="T21">])]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12:17:04.871000000</meta:creation-date>
    <dc:date>2021-11-29T14:08:34.634000000</dc:date>
    <meta:editing-duration>PT49M55S</meta:editing-duration>
    <meta:editing-cycles>23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59" meta:word-count="471" meta:character-count="4428" meta:non-whitespace-character-count="3906"/>
  </office:meta>
</office:document-meta>
</file>